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F900000322B6E66A5FF68F74A7.png" manifest:media-type="image/png"/>
  <manifest:file-entry manifest:full-path="Pictures/10000000000004F900000322783ADE15FCCE3CBA.png" manifest:media-type="image/png"/>
  <manifest:file-entry manifest:full-path="Pictures/1000000000000020000000204B249CA79A42C6D7.png" manifest:media-type="image/png"/>
  <manifest:file-entry manifest:full-path="Pictures/10000000000005550000035C66CD1AA3E88406D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subtitle">
      <style:graphic-properties fo:min-height="4.789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notes">
      <style:graphic-properties fo:min-height="12.464cm"/>
    </style:style>
    <style:style style:name="P1" style:family="paragraph">
      <style:paragraph-properties fo:text-align="center"/>
    </style:style>
    <style:style style:name="P2" style:family="paragraph">
      <loext:graphic-properties draw:fill-color="#ffffff"/>
      <style:text-properties fo:font-size="18pt"/>
    </style:style>
    <style:style style:name="P3" style:family="paragraph">
      <loext:graphic-properties draw:fill-color="#ffffff"/>
      <style:text-properties fo:font-size="19.7999992370605pt"/>
    </style:style>
    <style:style style:name="P4" style:family="paragraph">
      <style:text-properties fo:font-size="32pt" fo:background-color="transparent" style:font-size-asian="24pt" style:font-size-complex="24pt"/>
    </style:style>
    <style:style style:name="T1" style:family="text">
      <style:text-properties fo:font-size="28pt" fo:background-color="#c0c0c0" style:font-size-asian="24pt" style:font-size-complex="24pt"/>
    </style:style>
    <style:style style:name="T2" style:family="text">
      <style:text-properties fo:font-size="24pt" style:font-size-asian="24pt" style:font-size-complex="24pt"/>
    </style:style>
    <style:style style:name="T3" style:family="text">
      <style:text-properties fo:font-size="32pt" fo:background-color="transparent" style:font-size-asian="24pt" style:font-size-complex="24pt"/>
    </style:style>
    <style:style style:name="T4" style:family="text">
      <style:text-properties fo:font-size="24pt" fo:background-color="#c0c0c0" style:font-size-asian="24pt" style:font-size-complex="24pt"/>
    </style:style>
    <style:style style:name="T5" style:family="text">
      <style:text-properties fo:font-size="32pt" fo:background-color="#c0c0c0" style:font-size-asian="24pt" style:font-size-complex="24pt"/>
    </style:style>
    <style:style style:name="T6" style:family="text">
      <style:text-properties fo:background-color="#c0c0c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1" draw:layer="layout" svg:width="29.996cm" svg:height="12.371cm" svg:x="1.524cm" svg:y="0.837cm" presentation:class="title">
          <draw:text-box>
            <text:p text:style-name="P1">Keyboard Emulation With Teensyduinos<text:line-break/></text:p>
          </draw:text-box>
        </draw:frame>
        <draw:frame presentation:style-name="pr1" draw:layer="layout" svg:width="29.972cm" svg:height="4.789cm" svg:x="1.536cm" svg:y="14.49cm" presentation:class="subtitle" presentation:user-transformed="true">
          <draw:text-box>
            <text:p>Scott Ellis – Jumpnow Technologies</text:p>
            <text:p>Embedded Linux developer/consultant</text:p>
            <text:p>https://jumpnowtek.com</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2"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What are Teensyduinos?</text:p>
          </draw:text-box>
        </draw:frame>
        <draw:frame presentation:style-name="pr4" draw:layer="layout" svg:width="29.832cm" svg:height="12.954cm" svg:x="1.664cm" svg:y="5.334cm" presentation:class="outline" presentation:user-transformed="true">
          <draw:text-box>
            <text:list text:style-name="L2">
              <text:list-item>
                <text:p>32-bit ARM Cortex-M0/M4 development boards</text:p>
              </text:list-item>
              <text:list-item>
                <text:p>64 kB of flash</text:p>
              </text:list-item>
              <text:list-item>
                <text:p><text:s/>USB powered</text:p>
              </text:list-item>
              <text:list-item>
                <text:p>Arduino compatible</text:p>
              </text:list-item>
              <text:list-item>
                <text:p>Add-on library allows multiple USB configurations: </text:p>
                <text:p>keyboard <text:s/>mouse <text:s/>joystick <text:s/>serial port</text:p>
                <text:p/>
                <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3"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Why is this interesting for security?</text:p>
          </draw:text-box>
        </draw:frame>
        <draw:frame presentation:style-name="pr6" draw:layer="layout" svg:width="29.832cm" svg:height="12.954cm" svg:x="1.664cm" svg:y="5.334cm" presentation:class="outline">
          <draw:text-box>
            <text:list text:style-name="L2">
              <text:list-item>
                <text:p>USB keyboards are not usually blocked</text:p>
              </text:list-item>
              <text:list-item>
                <text:p>O/S drivers already installed</text:p>
              </text:list-item>
              <text:list-item>
                <text:p>Faster then manual typing</text:p>
              </text:list-item>
              <text:list-item>
                <text:p>Works on any O/S</text:p>
                <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7"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What can you do?</text:p>
          </draw:text-box>
        </draw:frame>
        <draw:frame presentation:style-name="pr6" draw:layer="layout" svg:width="29.832cm" svg:height="12.954cm" svg:x="1.664cm" svg:y="5.334cm" presentation:class="outline" presentation:user-transformed="true">
          <draw:text-box>
            <text:list text:style-name="L2">
              <text:list-item>
                <text:p>Start a shell and run some commands</text:p>
              </text:list-item>
              <text:list-item>
                <text:p>Open a browser and go to a URL</text:p>
              </text:list-item>
              <text:list-item>
                <text:p>Download a file with scp/sftp/ftp, etc...</text:p>
              </text:list-item>
              <text:list-item>
                <text:p>Install a binary payload base64 encoded, decode on host and use it</text:p>
              </text:list-item>
              <text:list-item>
                <text:p>Reboot or shutoff a machine</text:p>
              </text:list-item>
              <text:list-item>
                <text:p>???</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7"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Getting started - Hardware</text:p>
          </draw:text-box>
        </draw:frame>
        <draw:frame presentation:style-name="pr6" draw:layer="layout" svg:width="29.832cm" svg:height="12.954cm" svg:x="1.664cm" svg:y="5.334cm" presentation:class="outline">
          <draw:text-box>
            <text:list text:style-name="L2">
              <text:list-item>
                <text:p>Get a Teensy LC</text:p>
                <text:p><text:a xlink:href="https://www.pjrc.com/store/teensylc.html" xlink:type="simple">https://www.pjrc.com/store/teensylc.html</text:a><text:s/>: $11.65</text:p>
                <text:p>amazon : $15.98</text:p>
              </text:list-item>
              <text:list-item>
                <text:p>Get a microUSB to Type A male/male cable or adapter</text:p>
                <text:p><text:s/>Firefold.com : USBAM-MCUSBBM-ADPT $1.69</text:p>
                <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7"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Getting Started - Software</text:p>
          </draw:text-box>
        </draw:frame>
        <draw:frame presentation:style-name="pr6" draw:layer="layout" svg:width="29.832cm" svg:height="12.954cm" svg:x="1.664cm" svg:y="5.334cm" presentation:class="outline">
          <draw:text-box>
            <text:list text:style-name="L2">
              <text:list-item>
                <text:p>Install Arduino IDE</text:p>
                <text:p><text:s text:c="4"/>https://www.arduino.cc/en/main/software</text:p>
              </text:list-item>
              <text:list-item>
                <text:p>Install Teensyduino software add-on</text:p>
                <text:p><text:s text:c="4"/>https://www.pjrc.com/teensy/td_download.html</text:p>
              </text:list-item>
              <text:list-item>
                <text:p>In the Arduino IDE Tools menu choose</text:p>
                <text:p><text:s text:c="4"/>Board: “Teensy LC”</text:p>
                <text:p><text:s text:c="4"/>USB Type: “Keyboard”</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7"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USB Keyboard interface</text:p>
          </draw:text-box>
        </draw:frame>
        <draw:frame presentation:style-name="pr6" draw:layer="layout" svg:width="29.832cm" svg:height="12.954cm" svg:x="1.664cm" svg:y="5.334cm" presentation:class="outline">
          <draw:text-box>
            <text:list text:style-name="L2">
              <text:list-item>
                <text:p>Keyboard object gets instantiated for you</text:p>
              </text:list-item>
              <text:list-item>
                <text:p>Output of Keyboard functions like print(), println() and write() appear to O/S as if they came from a keyboard</text:p>
                <text:p><text:span text:style-name="T1">Keyboard.println(“Hello world”);</text:span></text:p>
                <text:p><text:span text:style-name="T2"/></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7"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USB Keyboard interface</text:p>
          </draw:text-box>
        </draw:frame>
        <draw:frame presentation:style-name="pr6" draw:layer="layout" svg:width="29.832cm" svg:height="12.954cm" svg:x="1.664cm" svg:y="5.334cm" presentation:class="outline">
          <draw:text-box>
            <text:list text:style-name="L2">
              <text:list-header>
                <text:p>Functions provided to allow sending compound keyboard commands</text:p>
                <text:p><text:span text:style-name="T1">Keyboard.set_modifier(MODIFIERKEY_ALT | MODIFIERKEY_CTRL);</text:span></text:p>
                <text:p><text:span text:style-name="T1"><text:s text:c="2"/></text:span><text:span text:style-name="T1">Keyboard.set_key1((uint8_t)KEY_T);</text:span></text:p>
                <text:p><text:span text:style-name="T1"><text:s text:c="2"/></text:span><text:span text:style-name="T1">Keyboard.send_now();</text:span></text:p>
                <text:p><text:span text:style-name="T3">This releases the keys</text:span></text:p>
                <text:p><text:span text:style-name="T1"><text:s text:c="2"/></text:span><text:span text:style-name="T1">Keyboard.releaseAll();</text:span></text:p>
                <text:p><text:span text:style-name="T4"/></text:p>
              </text:list-header>
            </text:list>
          </draw:text-box>
        </draw:frame>
        <presentation:notes draw:style-name="dp2" presentation:use-date-time-name="dtd1">
          <draw:page-thumbnail draw:style-name="gr1" draw:layer="layout" svg:width="12.292cm" svg:height="10.386cm" svg:x="4.352cm" svg:y="3.104cm" draw:page-number="8" presentation:class="page"/>
          <draw:frame presentation:style-name="pr7"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USB Keyboard interface</text:p>
          </draw:text-box>
        </draw:frame>
        <draw:frame presentation:style-name="pr6" draw:layer="layout" svg:width="29.832cm" svg:height="12.954cm" svg:x="1.664cm" svg:y="5.334cm" presentation:class="outline" presentation:user-transformed="true">
          <draw:text-box>
            <text:list text:style-name="L2">
              <text:list-header>
                <text:p>Keyboard constants can found in the <text:span text:style-name="T5">keylayouts.h</text:span> header which gets installed with the teensy add-on</text:p>
                <text:p>In the default Windows install, you will find it here</text:p>
                <text:p><text:span text:style-name="T1">Program Files/Arduino/hardware/teensy/avr/cores/teensy3</text:span></text:p>
                <text:p><text:span text:style-name="T1"/></text:p>
              </text:list-header>
            </text:list>
          </draw:text-box>
        </draw:frame>
        <presentation:notes draw:style-name="dp2" presentation:use-date-time-name="dtd1">
          <draw:page-thumbnail draw:style-name="gr1" draw:layer="layout" svg:width="12.292cm" svg:height="10.386cm" svg:x="4.352cm" svg:y="3.104cm" draw:page-number="9" presentation:class="page"/>
          <draw:frame presentation:style-name="pr7"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USB Keyboard interface</text:p>
          </draw:text-box>
        </draw:frame>
        <draw:frame presentation:style-name="pr6" draw:text-style-name="P4" draw:layer="layout" svg:width="29.832cm" svg:height="12.954cm" svg:x="1.664cm" svg:y="5.334cm" presentation:class="outline" presentation:user-transformed="true">
          <draw:text-box>
            <text:list text:style-name="L2">
              <text:list-header>
                <text:p><text:span text:style-name="T3">This global variable is exported from the </text:span><text:span text:style-name="T5">usb_keyboard.h</text:span><text:span text:style-name="T3"> header</text:span></text:p>
                <text:p><text:span text:style-name="T1">extern volatile uint8_t keyboard_leds;</text:span></text:p>
                <text:p><text:span text:style-name="T3">This value is provided by the USB device (</text:span><text:span text:style-name="T5">usb_dev.c</text:span><text:span text:style-name="T3">) in a control packet and contains the following “led” status</text:span></text:p>
                <text:p><text:span text:style-name="T1">1=num lock, 2=caps lock, 4=scroll lock, 8=compose, 16=kana</text:span></text:p>
                <text:p><text:span text:style-name="T3">Using this variable gives some control of the teensy program behavior.</text:span></text:p>
              </text:list-header>
            </text:list>
          </draw:text-box>
        </draw:frame>
        <presentation:notes draw:style-name="dp2" presentation:use-date-time-name="dtd1">
          <draw:page-thumbnail draw:style-name="gr1" draw:layer="layout" svg:width="12.292cm" svg:height="10.386cm" svg:x="4.352cm" svg:y="3.104cm" draw:page-number="10" presentation:class="page"/>
          <draw:frame presentation:style-name="pr7"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USB Keyboard interface</text:p>
          </draw:text-box>
        </draw:frame>
        <draw:frame presentation:style-name="pr6" draw:layer="layout" svg:width="29.832cm" svg:height="12.954cm" svg:x="1.664cm" svg:y="5.334cm" presentation:class="outline">
          <draw:text-box>
            <text:list text:style-name="L2">
              <text:list-header>
                <text:p>Additional Notes</text:p>
              </text:list-header>
              <text:list-item>
                <text:p>USB enumeration of the teensy by the host is not immediate. Wait a little in setup() to accomodate this.</text:p>
              </text:list-item>
              <text:list-item>
                <text:p>When developing, your host machine will run the teensy code immediately after uploading. You can hold the teensy switch to stop this. Easy to spew chars into your code editor window.</text:p>
              </text:list-item>
              <text:list-item>
                <text:p>The teensy has one LED on pin 13 that you can control in typical Arduino fashion.</text:p>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7"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Example: teensy_notepad</text:p>
          </draw:text-box>
        </draw:frame>
        <draw:frame presentation:style-name="pr6" draw:layer="layout" svg:width="29.832cm" svg:height="12.954cm" svg:x="1.664cm" svg:y="5.334cm" presentation:class="outline">
          <draw:text-box>
            <text:list text:style-name="L2">
              <text:list-item>
                <text:p>Bring up Run dialog window: Windows Key + R</text:p>
              </text:list-item>
              <text:list-item>
                <text:p>Start notepad.exe</text:p>
              </text:list-item>
              <text:list-item>
                <text:p>Write some text</text:p>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7"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Example: teensy_check_keys</text:p>
          </draw:text-box>
        </draw:frame>
        <draw:frame presentation:style-name="pr6" draw:layer="layout" svg:width="29.832cm" svg:height="12.954cm" svg:x="1.664cm" svg:y="5.334cm" presentation:class="outline">
          <draw:text-box>
            <text:list text:style-name="L2">
              <text:list-item>
                <text:p>Monitor the <text:span text:style-name="T6">keyboard_leds</text:span> variable and flash the teensy led based on the value.</text:p>
                <text:p>I use to check how the keyboard works particularly when a system has no physical leds.</text:p>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7"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xample: teensy_kbd_win</text:p>
          </draw:text-box>
        </draw:frame>
        <draw:frame presentation:style-name="pr6" draw:layer="layout" svg:width="29.832cm" svg:height="12.954cm" svg:x="1.664cm" svg:y="5.334cm" presentation:class="outline" presentation:user-transformed="true">
          <draw:text-box>
            <text:list text:style-name="L2">
              <text:list-header>
                <text:p>Use the <text:span text:style-name="T6">keyboard_leds</text:span> var to decide which payload to send</text:p>
              </text:list-header>
              <text:list-item>
                <text:p>NUM_LOCK: Start a cmd shell and do a directory listing</text:p>
              </text:list-item>
              <text:list-item>
                <text:p>CAPS_LOCK: Start run dialog and enter a url. Should bring up a browser and go there.</text:p>
              </text:list-item>
              <text:list-item>
                <text:p>Both NUM and CAPS lock: Start a cmd shell, create a temp file and populate with some base64 encoded data, decode the file, display it with notepad. Could have been more sinister.</text:p>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7"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xample: teensy_kbd_linux</text:p>
          </draw:text-box>
        </draw:frame>
        <draw:frame presentation:style-name="pr6" draw:layer="layout" svg:width="29.832cm" svg:height="12.954cm" svg:x="1.664cm" svg:y="5.334cm" presentation:class="outline">
          <draw:text-box>
            <text:list text:style-name="L2">
              <text:list-item>
                <text:p>CAPS_LOCK: Start a terminal then launch a reverse tcp shell using bash.</text:p>
                <text:p>Need to start a listener on another machine. Just using localhost for this example.</text:p>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7"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xample: teensy_linux_sysrq</text:p>
          </draw:text-box>
        </draw:frame>
        <draw:frame presentation:style-name="pr6" draw:layer="layout" svg:width="29.832cm" svg:height="12.954cm" svg:x="1.664cm" svg:y="5.334cm" presentation:class="outline">
          <draw:text-box>
            <text:list text:style-name="L2">
              <text:list-header>
                <text:p>Send ALT + PRINTSCREEN (SYSRQ) + KEY_O to shutdown system</text:p>
                <text:p>Requires sysctl kernel.sysrq enabled</text:p>
                <text:p>Does not require a logged-in user</text:p>
              </text:list-header>
            </text:list>
          </draw:text-box>
        </draw:frame>
        <presentation:notes draw:style-name="dp2" presentation:use-date-time-name="dtd1">
          <draw:page-thumbnail draw:style-name="gr1" draw:layer="layout" svg:width="12.292cm" svg:height="10.386cm" svg:x="4.352cm" svg:y="3.104cm" draw:page-number="16" presentation:class="page"/>
          <draw:frame presentation:style-name="pr7"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The End</text:p>
          </draw:text-box>
        </draw:frame>
        <draw:frame presentation:style-name="pr6" draw:layer="layout" svg:width="29.832cm" svg:height="12.954cm" svg:x="1.664cm" svg:y="5.334cm" presentation:class="outline">
          <draw:text-box>
            <text:list text:style-name="L2">
              <text:list-header>
                <text:p>Source for examples and these slides available here</text:p>
                <text:p>github.com/scottellis/teensy-owasp</text:p>
                <text:p/>
                <text:p>Thanks for listening.</text:p>
                <text:p/>
                <text:p>Questions?</text:p>
              </text:list-header>
            </text:list>
          </draw:text-box>
        </draw:frame>
        <presentation:notes draw:style-name="dp2" presentation:use-date-time-name="dtd1">
          <draw:page-thumbnail draw:style-name="gr1" draw:layer="layout" svg:width="12.292cm" svg:height="10.386cm" svg:x="4.352cm" svg:y="3.104cm" draw:page-number="17" presentation:class="page"/>
          <draw:frame presentation:style-name="pr7"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7T02:51:27.141000000</meta:creation-date>
    <meta:editing-duration>PT8H46M47S</meta:editing-duration>
    <meta:editing-cycles>30</meta:editing-cycles>
    <meta:generator>LibreOffice/6.1.2.1$Windows_x86 LibreOffice_project/65905a128db06ba48db947242809d14d3f9a93fe</meta:generator>
    <dc:title>Vivid</dc:title>
    <dc:date>2019-01-08T12:41:57.830000000</dc:date>
    <meta:document-statistic meta:object-count="108"/>
  </office:meta>
</office:document-meta>
</file>